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LegendLabel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6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ank.pn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en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caf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estauran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choo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ecycl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tm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oilet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astfoo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ub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stbox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guidepos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wimm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occ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upermarke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kindergarte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pr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elephon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ountai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ire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Sub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8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ighthous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o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citylimi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Win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eak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gat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wal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u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chur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ark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layground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lice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s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litz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icnic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inocular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glass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hot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inf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harmac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Pol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owerRadi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ailway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7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oßstadt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LegendLabel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Wohn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hn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0001">
            <text:p>1000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hn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8,8,butt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uf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6">
            <text:p>26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ield:./icons/shield_ger_bab.def</text:p>
          </table:table-cell>
          <table:table-cell office:value-type="string">
            <text:p>white</text:p>
          </table:table-cell>
          <table:table-cell office:value-type="float" office:value="55">
            <text:p>55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utobah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ield:./icons/shield_ger_bs.def</text:p>
          </table:table-cell>
          <table:table-cell office:value-type="string">
            <text:p>white</text:p>
          </table:table-cell>
          <table:table-cell office:value-type="float" office:value="55">
            <text:p>55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26">
            <text:p>2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hield:./icons/shield_ger_bs.def</text:p>
          </table:table-cell>
          <table:table-cell office:value-type="string">
            <text:p>white</text:p>
          </table:table-cell>
          <table:table-cell office:value-type="float" office:value="55">
            <text:p>55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undes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18">
            <text:p>1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24">
            <text:p>24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hield:./icons/shield_ger_ls.def</text:p>
          </table:table-cell>
          <table:table-cell office:value-type="string">
            <text:p>black</text:p>
          </table:table-cell>
          <table:table-cell office:value-type="float" office:value="55">
            <text:p>55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and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18">
            <text:p>1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22">
            <text:p>2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hield:./icons/shield_ger_ls.def</text:p>
          </table:table-cell>
          <table:table-cell office:value-type="string">
            <text:p>black</text:p>
          </table:table-cell>
          <table:table-cell office:value-type="float" office:value="55">
            <text:p>55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reis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28,20,round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60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60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44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44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28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44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eldweg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12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ußweg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string">
            <text:p>12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fad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string">
            <text:p>28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dweg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60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4,20,butt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portplatz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ld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eideland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hngebiet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16">
            <text:p>16</text:p>
          </table:table-cell>
          <table:table-cell office:value-type="string">
            <text:p>28,20,round</text:p>
          </table:table-cell>
          <table:table-cell office:value-type="float" office:value="55">
            <text:p>55</text:p>
          </table:table-cell>
          <table:table-cell office:value-type="string">
            <text:p>name!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10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float" office:value="100">
            <text:p>100</text:p>
          </table:table-cell>
          <table:table-cell office:value-type="string">
            <text:p>name!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07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1T07:36:04</dc:date>
    <dc:creator>gs </dc:creator>
    <meta:generator>OpenOffice.org/3.2$Linux OpenOffice.org_project/320m12$Build-9483</meta:generator>
    <meta:editing-duration>PT06H44M23S</meta:editing-duration>
    <meta:editing-cycles>170</meta:editing-cycles>
    <meta:document-statistic meta:table-count="1" meta:cell-count="2577" meta:object-count="0"/>
  </office:meta>
</office:document-meta>
</file>